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loext:contextual-spacing="false" fo:margin-top="0cm" fo:margin-bottom="0cm"/>
    </style:style>
    <style:style style:name="P3" style:family="paragraph" style:parent-style-name="Standard">
      <style:paragraph-properties loext:contextual-spacing="false" fo:margin-top="0cm" fo:margin-bottom="0cm" fo:text-align="start" style:justify-single-word="false"/>
    </style:style>
    <style:style style:name="P4" style:family="paragraph" style:parent-style-name="Standard">
      <style:paragraph-properties loext:contextual-spacing="false" fo:margin-top="0cm" fo:margin-bottom="0cm" fo:text-align="start" style:justify-single-word="false" fo:break-before="page"/>
    </style:style>
    <style:style style:name="P5" style:family="paragraph" style:parent-style-name="Heading_20_1" style:list-style-name="WWNum1" style:master-page-name="First_20_Page">
      <style:paragraph-properties style:page-number="auto"/>
    </style:style>
    <style:style style:name="P6" style:family="paragraph" style:parent-style-name="Standard">
      <style:paragraph-properties loext:contextual-spacing="false" fo:margin-top="0cm" fo:margin-bottom="0cm" fo:text-align="start" style:justify-single-word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513577085803545440" text:style-name="WWNum1">
        <text:list-header>
          <text:h text:style-name="P5" text:outline-level="1">Arreglos Firestore</text:h>
        </text:list-header>
      </text:list>
      <text:list xml:id="list6896842209408843547" text:style-name="Outline"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5-11- 2018</text:p>
      <text:p text:style-name="Standard"/>
      <text:p text:style-name="P1">Link de Intere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ext:p text:style-name="P1"/>
      <text:p text:style-name="P1"><text:soft-page-break/></text:p>
      <text:p text:style-name="P1"/>
      <text:p text:style-name="P1">Luis Rodrigues &lt;luis2k6@gmail.com&gt;</text:p>
      <text:p text:style-name="P1">14 nov. 2018 11:29 (Hace 1 día.)</text:p>
      <text:p text:style-name="P1">para Flutter</text:p>
      <text:p text:style-name="P1"/>
      <text:p text:style-name="P1">Hi.</text:p>
      <text:p text:style-name="P1">I would say wether it is an array or string or int it's the retrieving data is the same way for all of them.</text:p>
      <text:p text:style-name="P1">Hope that my example helps:</text:p>
      <text:p text:style-name="P1"/>
      <text:p text:style-name="P3">Future&lt;List&lt;String&gt;&gt; retrieveData() {</text:p>
      <text:p text:style-name="P3"/>
      <text:p text:style-name="P3"><text:s text:c="5"/>Firestore fire;</text:p>
      <text:p text:style-name="P3"><text:s text:c="5"/>CollectionReference myCollection = fire.collection("collection-name");</text:p>
      <text:p text:style-name="P3"/>
      <text:p text:style-name="P3"><text:s text:c="5"/>Query myQuery = buildQuery(</text:p>
      <text:p text:style-name="P3"><text:s text:c="10"/>collection: myCollection,</text:p>
      <text:p text:style-name="P3"><text:s text:c="5"/>);</text:p>
      <text:p text:style-name="P3"/>
      <text:p text:style-name="P3"><text:s text:c="5"/>List&lt;DocumentSnapshot&gt; documents;</text:p>
      <text:p text:style-name="P3"/>
      <text:p text:style-name="P3"><text:s text:c="5"/>await myQuery.getDocuments().then((docs) {</text:p>
      <text:p text:style-name="P3"><text:s text:c="10"/>documents = docs;</text:p>
      <text:p text:style-name="P3"><text:s text:c="5"/>});</text:p>
      <text:p text:style-name="P3"/>
      <text:p text:style-name="P3"><text:s text:c="5"/>List&lt;String&gt; myArray = documents["field-name-of-the-array"];</text:p>
      <text:p text:style-name="P3"/>
      <text:p text:style-name="P3"><text:s text:c="5"/>return myArray;</text:p>
      <text:p text:style-name="P3">}</text:p>
      <text:p text:style-name="P3"/>
      <text:p text:style-name="P3"/>
      <text:p text:style-name="P3"/>
      <text:p text:style-name="P3">firestore.collection('users').document(userId).snapshots().asyncMap((snap) async {</text:p>
      <text:p text:style-name="P3"><text:s text:c="6"/>List&lt;String&gt; groceryListsArr = snap.data['groceryLists'];</text:p>
      <text:p text:style-name="P3"><text:s text:c="6"/>var groceryList = &lt;DocumentSnapshot&gt;[];</text:p>
      <text:p text:style-name="P3"><text:s text:c="6"/>for (var groceryPath in groceryListsArr) {</text:p>
      <text:p text:style-name="P3"><text:s text:c="8"/>groceryList.add(await firestore.document(groceryPath).get());</text:p>
      <text:p text:style-name="P3"><text:s text:c="6"/>}</text:p>
      <text:p text:style-name="P3"><text:soft-page-break/><text:s text:c="6"/>return groceryList;</text:p>
      <text:p text:style-name="P3"><text:s text:c="4"/>});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8-11-15T15:10:54.590000000</meta:creation-date>
    <meta:editing-duration>PT7H36M36S</meta:editing-duration>
    <meta:generator>OpenOffice/4.1.6$Unix OpenOffice.org_project/416m1$Build-9790</meta:generator>
    <dc:date>2019-02-09T02:26:18</dc:date>
    <meta:document-statistic meta:table-count="0" meta:image-count="0" meta:object-count="0" meta:page-count="4" meta:paragraph-count="35" meta:word-count="117" meta:character-count="1122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